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6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XLConnect.Header">
      <style:table-cell-properties style:rotation-align="none"/>
    </style:style>
    <style:style style:name="ce8" style:family="table-cell" style:parent-style-name="XLConnect.String">
      <style:table-cell-properties style:rotation-align="none"/>
    </style:style>
    <style:style style:name="ce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3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99"/>
    <style:style style:name="ce15" style:family="table-cell" style:parent-style-name="Default" style:data-style-name="N113"/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XLConnect.Numeric">
      <style:table-cell-properties style:rotation-align="none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3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39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13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2" table:number-columns-repeated="6" table:default-cell-style-name="ce18"/>
        <table:table-column table:style-name="co2" table:number-columns-repeated="1016" table:default-cell-style-name="Default"/>
        <table:table-row table:style-name="ro1">
          <table:table-cell table:style-name="ce1" office:value-type="float" office:value="2015" calcext:value-type="float" table:number-columns-spanned="10" table:number-rows-spanned="1">
            <text:p>2015</text:p>
          </table:table-cell>
          <table:covered-table-cell table:number-columns-repeated="7" table:style-name="Default"/>
          <table:covered-table-cell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TWh</text:p>
          </table:table-cell>
          <table:table-cell table:style-name="ce9" office:value-type="string" calcext:value-type="string">
            <text:p>Électricité</text:p>
          </table:table-cell>
          <table:table-cell table:style-name="ce16" office:value-type="string" calcext:value-type="string">
            <text:p>PAC/CET</text:p>
          </table:table-cell>
          <table:table-cell table:style-name="ce19" office:value-type="string" calcext:value-type="string">
            <text:p>Réseau de chaleur</text:p>
          </table:table-cell>
          <table:table-cell table:style-name="ce19" office:value-type="string" calcext:value-type="string">
            <text:p>Charbon</text:p>
          </table:table-cell>
          <table:table-cell table:style-name="Default" office:value-type="string" calcext:value-type="string">
            <text:p>Biomasse</text:p>
          </table:table-cell>
          <table:table-cell table:style-name="ce22" office:value-type="string" calcext:value-type="string">
            <text:p>Biogaz</text:p>
          </table:table-cell>
          <table:table-cell table:style-name="ce22" office:value-type="string" calcext:value-type="string">
            <text:p>Pétrole/GPL</text:p>
          </table:table-cell>
          <table:table-cell table:style-name="ce19" office:value-type="string" calcext:value-type="string">
            <text:p>Renouvelables thermiques</text:p>
          </table:table-cell>
          <table:table-cell table:style-name="ce13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hauffage</text:p>
          </table:table-cell>
          <table:table-cell table:style-name="ce10" table:number-columns-repeated="7"/>
          <table:table-cell table:style-name="ce20"/>
          <table:table-cell table:style-name="ce23" table:formula="of:=SUM([.B3:.I3])" office:value-type="float" office:value="0" calcext:value-type="float">
            <text:p>0.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CS</text:p>
          </table:table-cell>
          <table:table-cell table:style-name="ce11" table:formula="of:=[.D120]" office:value-type="float" office:value="7.3582654816645" calcext:value-type="float">
            <text:p>7.4</text:p>
          </table:table-cell>
          <table:table-cell table:style-name="ce10"/>
          <table:table-cell table:style-name="ce12" table:formula="of:=[.D123]" office:value-type="float" office:value="1.2204236322019" calcext:value-type="float">
            <text:p>1.2</text:p>
          </table:table-cell>
          <table:table-cell table:style-name="ce20" table:formula="of:=[.D124]/2" office:value-type="float" office:value="1.0158825154744" calcext:value-type="float">
            <text:p>1.0</text:p>
          </table:table-cell>
          <table:table-cell table:style-name="ce21" office:value-type="float" office:value="0" calcext:value-type="float">
            <text:p>0.0</text:p>
          </table:table-cell>
          <table:table-cell table:style-name="ce11" table:formula="of:=[.D121]" office:value-type="float" office:value="8.8092397299365" calcext:value-type="float">
            <text:p>8.8</text:p>
          </table:table-cell>
          <table:table-cell table:style-name="ce11" table:formula="of:=[.D122]" office:value-type="float" office:value="2.7002601490956" calcext:value-type="float">
            <text:p>2.7</text:p>
          </table:table-cell>
          <table:table-cell table:style-name="ce20" table:formula="of:=[.D124]/2" office:value-type="float" office:value="1.0158825154744" calcext:value-type="float">
            <text:p>1.0</text:p>
          </table:table-cell>
          <table:table-cell table:style-name="ce23" table:formula="of:=SUM([.B4:.I4])" office:value-type="float" office:value="22.1199540238473" calcext:value-type="float">
            <text:p>22.1</text:p>
          </table:table-cell>
          <table:table-cell table:formula="of:=SUM([.D120:.D124])" office:value-type="float" office:value="22.1199540238473" calcext:value-type="float">
            <text:p>22.1199540238</text:p>
          </table:table-cell>
          <table:table-cell office:value-type="string" calcext:value-type="string">
            <text:p>Autre : 50 % charbon, 50 % solair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uisson</text:p>
          </table:table-cell>
          <table:table-cell table:style-name="ce11" table:formula="of:=[.D110]" office:value-type="float" office:value="8.854109172816" calcext:value-type="float">
            <text:p>8.9</text:p>
          </table:table-cell>
          <table:table-cell table:style-name="ce11" office:value-type="float" office:value="0" calcext:value-type="float">
            <text:p>0.0</text:p>
          </table:table-cell>
          <table:table-cell table:style-name="ce12" table:formula="of:=[.D113]" office:value-type="float" office:value="0" calcext:value-type="float">
            <text:p>0.0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2" table:formula="of:=[.D111]" office:value-type="float" office:value="4.1110464361956" calcext:value-type="float">
            <text:p>4.1</text:p>
          </table:table-cell>
          <table:table-cell table:style-name="ce20" table:formula="of:=[.D114]" office:value-type="float" office:value="1.6949549108501" calcext:value-type="float">
            <text:p>1.7</text:p>
          </table:table-cell>
          <table:table-cell table:style-name="ce12" office:value-type="float" office:value="0" calcext:value-type="float">
            <text:p>0.0</text:p>
          </table:table-cell>
          <table:table-cell table:style-name="ce23" table:formula="of:=SUM([.B5:.I5])" office:value-type="float" office:value="14.6601105198617" calcext:value-type="float">
            <text:p>14.7</text:p>
          </table:table-cell>
          <table:table-cell table:formula="of:=SUM([.D110:.D114])" office:value-type="float" office:value="14.6601105198617" calcext:value-type="float">
            <text:p>14.6601105199</text:p>
          </table:table-cell>
          <table:table-cell office:value-type="string" calcext:value-type="string">
            <text:p>Autre : 100 % pétrole (GPL?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clairage</text:p>
          </table:table-cell>
          <table:table-cell table:style-name="ce11" table:formula="of:=[.D115]" office:value-type="float" office:value="30.7386037254363" calcext:value-type="float">
            <text:p>30.7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6:.I6])" office:value-type="float" office:value="30.7386037254363" calcext:value-type="float">
            <text:p>30.7</text:p>
          </table:table-cell>
          <table:table-cell table:formula="of:=SUM([.D115:.D119])" office:value-type="float" office:value="30.7386037254363" calcext:value-type="float">
            <text:p>30.7386037254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Electricité spécifique</text:p>
          </table:table-cell>
          <table:table-cell table:style-name="ce11" table:formula="of:=[.D85]+[.D90]+[.D95]+[.D125]+[.D130]+[.D135]" office:value-type="float" office:value="47.7217930749351" calcext:value-type="float">
            <text:p>47.7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7:.I7])" office:value-type="float" office:value="47.7217930749351" calcext:value-type="float">
            <text:p>47.7</text:p>
          </table:table-cell>
          <table:table-cell table:formula="of:=[.D85]+SUM([.D90:.D94])+SUM([.D95:.D99])+SUM([.D125:.D139])" office:value-type="float" office:value="47.7217930749351" calcext:value-type="float">
            <text:p>47.7217930749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1" table:formula="of:=[.D105]" office:value-type="float" office:value="6.052421622175" calcext:value-type="float">
            <text:p>6.1</text:p>
          </table:table-cell>
          <table:table-cell table:style-name="ce10"/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8:.I8])" office:value-type="float" office:value="6.052421622175" calcext:value-type="float">
            <text:p>6.1</text:p>
          </table:table-cell>
          <table:table-cell table:formula="of:=SUM([.D105:.D109])" office:value-type="float" office:value="6.052421622175" calcext:value-type="float">
            <text:p>6.0524216222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1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</text:p>
          </table:table-cell>
          <table:table-cell table:style-name="ce12" office:value-type="float" office:value="0" calcext:value-type="float">
            <text:p>0.0</text:p>
          </table:table-cell>
          <table:table-cell table:style-name="ce12" table:formula="of:=[.D89]" office:value-type="float" office:value="1.5704314087674" calcext:value-type="float">
            <text:p>1.6</text:p>
          </table:table-cell>
          <table:table-cell table:style-name="ce12" office:value-type="float" office:value="0" calcext:value-type="float">
            <text:p>0.0</text:p>
          </table:table-cell>
          <table:table-cell table:style-name="ce12" table:formula="of:=[.D86]" office:value-type="float" office:value="2.5573260392745" calcext:value-type="float">
            <text:p>2.6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23" table:formula="of:=SUM([.B9:.I9])" office:value-type="float" office:value="4.1277574480419" calcext:value-type="float">
            <text:p>4.1</text:p>
          </table:table-cell>
          <table:table-cell table:formula="of:=SUM([.D86:.D89])" office:value-type="float" office:value="4.1277574480419" calcext:value-type="float">
            <text:p>4.127757448</text:p>
          </table:table-cell>
          <table:table-cell office:value-type="string" calcext:value-type="string">
            <text:p>Autre : 100 % charbo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1" table:formula="of:=[.B79]*11.63" office:value-type="float" office:value="27.6799518849621" calcext:value-type="float">
            <text:p>27.7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10:.I10])" office:value-type="float" office:value="27.6799518849621" calcext:value-type="float">
            <text:p>27.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12" table:formula="of:=SUM([.B3:.B10])" office:value-type="float" office:value="128.405144961989" calcext:value-type="float">
            <text:p>128.4</text:p>
          </table:table-cell>
          <table:table-cell table:style-name="ce12" table:formula="of:=SUM([.C3:.C10])" office:value-type="float" office:value="0" calcext:value-type="float">
            <text:p>0.0</text:p>
          </table:table-cell>
          <table:table-cell table:style-name="ce12" table:formula="of:=SUM([.D3:.D10])" office:value-type="float" office:value="1.2204236322019" calcext:value-type="float">
            <text:p>1.2</text:p>
          </table:table-cell>
          <table:table-cell table:style-name="ce12" table:formula="of:=SUM([.E3:.E10])" office:value-type="float" office:value="2.5863139242418" calcext:value-type="float">
            <text:p>2.6</text:p>
          </table:table-cell>
          <table:table-cell table:style-name="ce12" table:formula="of:=SUM([.F3:.F10])" office:value-type="float" office:value="0" calcext:value-type="float">
            <text:p>0.0</text:p>
          </table:table-cell>
          <table:table-cell table:style-name="ce12" table:formula="of:=SUM([.G3:.G10])" office:value-type="float" office:value="15.4776122054066" calcext:value-type="float">
            <text:p>15.5</text:p>
          </table:table-cell>
          <table:table-cell table:style-name="ce12" table:formula="of:=SUM([.H3:.H10])" office:value-type="float" office:value="4.3952150599457" calcext:value-type="float">
            <text:p>4.4</text:p>
          </table:table-cell>
          <table:table-cell table:style-name="ce12" table:formula="of:=SUM([.I3:.I10])" office:value-type="float" office:value="1.0158825154744" calcext:value-type="float">
            <text:p>1.0</text:p>
          </table:table-cell>
          <table:table-cell table:style-name="ce23" table:formula="of:=SUM([.J3:.J10])" office:value-type="float" office:value="153.100592299259" calcext:value-type="float">
            <text:p>153.1</text:p>
          </table:table-cell>
          <table:table-cell table:style-name="ce26" table:formula="of:=[.D140]" office:value-type="float" office:value="125.420640414297" calcext:value-type="float">
            <text:p>125.4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Total (hors PAC)</text:p>
          </table:table-cell>
          <table:table-cell table:style-name="ce12" table:number-columns-repeated="8"/>
          <table:table-cell table:style-name="ce24"/>
          <table:table-cell table:number-columns-repeated="1014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3" table:number-columns-repeated="8"/>
          <table:table-cell table:style-name="ce25"/>
          <table:table-cell table:number-columns-repeated="1014"/>
        </table:table-row>
        <table:table-row table:style-name="ro1">
          <table:table-cell table:style-name="Default"/>
          <table:table-cell table:style-name="ce14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float" office:value="2020" calcext:value-type="float" table:number-columns-spanned="10" table:number-rows-spanned="1">
            <text:p>2020</text:p>
          </table:table-cell>
          <table:covered-table-cell table:number-columns-repeated="7" table:style-name="Default"/>
          <table:covered-table-cell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TWh</text:p>
          </table:table-cell>
          <table:table-cell table:style-name="ce9" office:value-type="string" calcext:value-type="string">
            <text:p>Électricité</text:p>
          </table:table-cell>
          <table:table-cell table:style-name="ce16" office:value-type="string" calcext:value-type="string">
            <text:p>PAC/CET</text:p>
          </table:table-cell>
          <table:table-cell table:style-name="ce19" office:value-type="string" calcext:value-type="string">
            <text:p>Réseau de chaleur</text:p>
          </table:table-cell>
          <table:table-cell table:style-name="ce19" office:value-type="string" calcext:value-type="string">
            <text:p>Charbon</text:p>
          </table:table-cell>
          <table:table-cell table:style-name="Default" office:value-type="string" calcext:value-type="string">
            <text:p>Biomasse</text:p>
          </table:table-cell>
          <table:table-cell table:style-name="ce22" office:value-type="string" calcext:value-type="string">
            <text:p>Biogaz</text:p>
          </table:table-cell>
          <table:table-cell table:style-name="ce22" office:value-type="string" calcext:value-type="string">
            <text:p>Pétrole/GPL</text:p>
          </table:table-cell>
          <table:table-cell table:style-name="ce19" office:value-type="string" calcext:value-type="string">
            <text:p>Renouvelables thermiques</text:p>
          </table:table-cell>
          <table:table-cell table:style-name="ce13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hauffage</text:p>
          </table:table-cell>
          <table:table-cell table:style-name="ce10" table:number-columns-repeated="7"/>
          <table:table-cell table:style-name="ce20"/>
          <table:table-cell table:style-name="ce23" table:formula="of:=SUM([.B18:.I18])" office:value-type="float" office:value="0" calcext:value-type="float">
            <text:p>0.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CS</text:p>
          </table:table-cell>
          <table:table-cell table:style-name="ce11" table:formula="of:=[.E120]" office:value-type="float" office:value="7.5660075625819" calcext:value-type="float">
            <text:p>7.6</text:p>
          </table:table-cell>
          <table:table-cell table:style-name="ce10"/>
          <table:table-cell table:style-name="ce12" table:formula="of:=[.E123]" office:value-type="float" office:value="1.1935277684193" calcext:value-type="float">
            <text:p>1.2</text:p>
          </table:table-cell>
          <table:table-cell table:style-name="ce20" table:formula="of:=0.3*[.E124]" office:value-type="float" office:value="0.86027657810799" calcext:value-type="float">
            <text:p>0.9</text:p>
          </table:table-cell>
          <table:table-cell table:style-name="ce21" office:value-type="float" office:value="0" calcext:value-type="float">
            <text:p>0.0</text:p>
          </table:table-cell>
          <table:table-cell table:style-name="ce11" table:formula="of:=[.E121]" office:value-type="float" office:value="7.5633100809135" calcext:value-type="float">
            <text:p>7.6</text:p>
          </table:table-cell>
          <table:table-cell table:style-name="ce11" table:formula="of:=[.E122]" office:value-type="float" office:value="1.7836908125484" calcext:value-type="float">
            <text:p>1.8</text:p>
          </table:table-cell>
          <table:table-cell table:style-name="ce20" table:formula="of:=0.7*[.E124]" office:value-type="float" office:value="2.00731201558531" calcext:value-type="float">
            <text:p>2.0</text:p>
          </table:table-cell>
          <table:table-cell table:style-name="ce23" table:formula="of:=SUM([.B19:.I19])" office:value-type="float" office:value="20.9741248181564" calcext:value-type="float">
            <text:p>21.0</text:p>
          </table:table-cell>
          <table:table-cell/>
          <table:table-cell office:value-type="string" calcext:value-type="string">
            <text:p>Autre : 30 % charbon, 70 % solair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uisson</text:p>
          </table:table-cell>
          <table:table-cell table:style-name="ce11" table:formula="of:=[.E110]" office:value-type="float" office:value="10.340327459252" calcext:value-type="float">
            <text:p>10.3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3" table:style-name="ce12" office:value-type="float" office:value="0" calcext:value-type="float">
            <text:p>0.0</text:p>
          </table:table-cell>
          <table:table-cell table:style-name="ce12" table:formula="of:=[.E111]" office:value-type="float" office:value="3.605024527582" calcext:value-type="float">
            <text:p>3.6</text:p>
          </table:table-cell>
          <table:table-cell table:style-name="ce20" table:formula="of:=[.E114]" office:value-type="float" office:value="1.4523429195692" calcext:value-type="float">
            <text:p>1.5</text:p>
          </table:table-cell>
          <table:table-cell table:style-name="ce12" office:value-type="float" office:value="0" calcext:value-type="float">
            <text:p>0.0</text:p>
          </table:table-cell>
          <table:table-cell table:style-name="ce23" table:formula="of:=SUM([.B20:.I20])" office:value-type="float" office:value="15.3976949064032" calcext:value-type="float">
            <text:p>15.4</text:p>
          </table:table-cell>
          <table:table-cell/>
          <table:table-cell office:value-type="string" calcext:value-type="string">
            <text:p>Autre : 100 % pétrole (GPL?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clairage</text:p>
          </table:table-cell>
          <table:table-cell table:style-name="ce11" table:formula="of:=[.E115]" office:value-type="float" office:value="29.4453163055578" calcext:value-type="float">
            <text:p>29.4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21:.I21])" office:value-type="float" office:value="29.4453163055578" calcext:value-type="float">
            <text:p>29.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lectricité spécifique</text:p>
          </table:table-cell>
          <table:table-cell table:style-name="ce11" table:formula="of:=[.E85]+[.E90]+[.E95]+[.E125]+[.E130]+[.E135]" office:value-type="float" office:value="48.5723141150103" calcext:value-type="float">
            <text:p>48.6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22:.I22])" office:value-type="float" office:value="48.5723141150103" calcext:value-type="float">
            <text:p>48.6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1" table:formula="of:=[.E105]" office:value-type="float" office:value="6.2775298901829" calcext:value-type="float">
            <text:p>6.3</text:p>
          </table:table-cell>
          <table:table-cell table:style-name="ce10"/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23:.I23])" office:value-type="float" office:value="6.2775298901829" calcext:value-type="float">
            <text:p>6.3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1" table:formula="of:=0.2*[.E89]" office:value-type="float" office:value="0.32148592897848" calcext:value-type="float">
            <text:p>0.3</text:p>
          </table:table-cell>
          <table:table-cell table:style-name="ce17" office:value-type="float" office:value="0" calcext:value-type="float">
            <text:p>0.0</text:p>
          </table:table-cell>
          <table:table-cell table:style-name="ce12" table:formula="of:=[.E88]" office:value-type="float" office:value="0" calcext:value-type="float">
            <text:p>0.0</text:p>
          </table:table-cell>
          <table:table-cell table:style-name="ce12" table:formula="of:=0.8*[.E89]" office:value-type="float" office:value="1.28594371591392" calcext:value-type="float">
            <text:p>1.3</text:p>
          </table:table-cell>
          <table:table-cell table:style-name="ce12" office:value-type="float" office:value="0" calcext:value-type="float">
            <text:p>0.0</text:p>
          </table:table-cell>
          <table:table-cell table:style-name="ce12" table:formula="of:=[.E86]" office:value-type="float" office:value="2.2364553322692" calcext:value-type="float">
            <text:p>2.2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23" table:formula="of:=SUM([.B24:.I24])" office:value-type="float" office:value="3.8438849771616" calcext:value-type="float">
            <text:p>3.8</text:p>
          </table:table-cell>
          <table:table-cell/>
          <table:table-cell office:value-type="string" calcext:value-type="string">
            <text:p>Autre : 80 % charbon , 20 % électricité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1" table:formula="of:=[.C79]*11.63" office:value-type="float" office:value="34.388452213464" calcext:value-type="float">
            <text:p>34.4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25:.I25])" office:value-type="float" office:value="34.388452213464" calcext:value-type="float">
            <text:p>34.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12" table:formula="of:=SUM([.B18:.B25])" office:value-type="float" office:value="136.911433475027" calcext:value-type="float">
            <text:p>136.9</text:p>
          </table:table-cell>
          <table:table-cell table:style-name="ce12" table:formula="of:=SUM([.C18:.C25])" office:value-type="float" office:value="0" calcext:value-type="float">
            <text:p>0.0</text:p>
          </table:table-cell>
          <table:table-cell table:style-name="ce12" table:formula="of:=SUM([.D18:.D25])" office:value-type="float" office:value="1.1935277684193" calcext:value-type="float">
            <text:p>1.2</text:p>
          </table:table-cell>
          <table:table-cell table:style-name="ce12" table:formula="of:=SUM([.E18:.E25])" office:value-type="float" office:value="2.14622029402191" calcext:value-type="float">
            <text:p>2.1</text:p>
          </table:table-cell>
          <table:table-cell table:style-name="ce12" table:formula="of:=SUM([.F18:.F25])" office:value-type="float" office:value="0" calcext:value-type="float">
            <text:p>0.0</text:p>
          </table:table-cell>
          <table:table-cell table:style-name="ce12" table:formula="of:=SUM([.G18:.G25])" office:value-type="float" office:value="13.4047899407647" calcext:value-type="float">
            <text:p>13.4</text:p>
          </table:table-cell>
          <table:table-cell table:style-name="ce12" table:formula="of:=SUM([.H18:.H25])" office:value-type="float" office:value="3.2360337321176" calcext:value-type="float">
            <text:p>3.2</text:p>
          </table:table-cell>
          <table:table-cell table:style-name="ce12" table:formula="of:=SUM([.I18:.I25])" office:value-type="float" office:value="2.00731201558531" calcext:value-type="float">
            <text:p>2.0</text:p>
          </table:table-cell>
          <table:table-cell table:style-name="ce23" table:formula="of:=SUM([.J18:.J25])" office:value-type="float" office:value="158.899317225936" calcext:value-type="float">
            <text:p>158.9</text:p>
          </table:table-cell>
          <table:table-cell table:style-name="ce15" table:formula="of:=[.E140]" office:value-type="float" office:value="124.510865012472" calcext:value-type="float">
            <text:p>124.5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Total (hors PAC)</text:p>
          </table:table-cell>
          <table:table-cell table:style-name="ce12" table:number-columns-repeated="8"/>
          <table:table-cell table:style-name="ce24"/>
          <table:table-cell table:number-columns-repeated="1014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3" table:number-columns-repeated="8"/>
          <table:table-cell table:style-name="ce25"/>
          <table:table-cell table:number-columns-repeated="1014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float" office:value="2025" calcext:value-type="float" table:number-columns-spanned="10" table:number-rows-spanned="1">
            <text:p>2025</text:p>
          </table:table-cell>
          <table:covered-table-cell table:number-columns-repeated="7" table:style-name="Default"/>
          <table:covered-table-cell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TWh</text:p>
          </table:table-cell>
          <table:table-cell table:style-name="ce9" office:value-type="string" calcext:value-type="string">
            <text:p>Électricité</text:p>
          </table:table-cell>
          <table:table-cell table:style-name="ce16" office:value-type="string" calcext:value-type="string">
            <text:p>PAC/CET</text:p>
          </table:table-cell>
          <table:table-cell table:style-name="ce19" office:value-type="string" calcext:value-type="string">
            <text:p>Réseau de chaleur</text:p>
          </table:table-cell>
          <table:table-cell table:style-name="ce19" office:value-type="string" calcext:value-type="string">
            <text:p>Charbon</text:p>
          </table:table-cell>
          <table:table-cell table:style-name="Default" office:value-type="string" calcext:value-type="string">
            <text:p>Biomasse</text:p>
          </table:table-cell>
          <table:table-cell table:style-name="ce22" office:value-type="string" calcext:value-type="string">
            <text:p>Biogaz</text:p>
          </table:table-cell>
          <table:table-cell table:style-name="ce22" office:value-type="string" calcext:value-type="string">
            <text:p>Pétrole/GPL</text:p>
          </table:table-cell>
          <table:table-cell table:style-name="ce19" office:value-type="string" calcext:value-type="string">
            <text:p>Renouvelables thermiques</text:p>
          </table:table-cell>
          <table:table-cell table:style-name="ce13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hauffage</text:p>
          </table:table-cell>
          <table:table-cell table:style-name="ce10" table:number-columns-repeated="7"/>
          <table:table-cell table:style-name="ce20"/>
          <table:table-cell table:style-name="ce23" table:formula="of:=SUM([.B33:.I33])" office:value-type="float" office:value="0" calcext:value-type="float">
            <text:p>0.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CS</text:p>
          </table:table-cell>
          <table:table-cell table:style-name="ce11" table:formula="of:=[.F120]" office:value-type="float" office:value="6.5304297182441" calcext:value-type="float">
            <text:p>6.5</text:p>
          </table:table-cell>
          <table:table-cell table:style-name="ce10"/>
          <table:table-cell table:style-name="ce12" table:formula="of:=[.F123]" office:value-type="float" office:value="1.0991917904208" calcext:value-type="float">
            <text:p>1.1</text:p>
          </table:table-cell>
          <table:table-cell table:style-name="ce20" table:formula="of:=0.2*[.F124]" office:value-type="float" office:value="0.6724057626616" calcext:value-type="float">
            <text:p>0.7</text:p>
          </table:table-cell>
          <table:table-cell table:style-name="ce21" office:value-type="float" office:value="0" calcext:value-type="float">
            <text:p>0.0</text:p>
          </table:table-cell>
          <table:table-cell table:style-name="ce11" table:formula="of:=[.F121]" office:value-type="float" office:value="6.218201921744" calcext:value-type="float">
            <text:p>6.2</text:p>
          </table:table-cell>
          <table:table-cell table:style-name="ce11" table:formula="of:=[.F122]" office:value-type="float" office:value="1.0058129413957" calcext:value-type="float">
            <text:p>1.0</text:p>
          </table:table-cell>
          <table:table-cell table:style-name="ce20" table:formula="of:=0.8*[.F124]" office:value-type="float" office:value="2.6896230506464" calcext:value-type="float">
            <text:p>2.7</text:p>
          </table:table-cell>
          <table:table-cell table:style-name="ce23" table:formula="of:=SUM([.B34:.I34])" office:value-type="float" office:value="18.2156651851126" calcext:value-type="float">
            <text:p>18.2</text:p>
          </table:table-cell>
          <table:table-cell/>
          <table:table-cell office:value-type="string" calcext:value-type="string">
            <text:p>Autre : 20% charbon, 80 % solair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uisson</text:p>
          </table:table-cell>
          <table:table-cell table:style-name="ce11" table:formula="of:=[.F110]" office:value-type="float" office:value="11.4580366933521" calcext:value-type="float">
            <text:p>11.5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3" table:style-name="ce12" office:value-type="float" office:value="0" calcext:value-type="float">
            <text:p>0.0</text:p>
          </table:table-cell>
          <table:table-cell table:style-name="ce12" table:formula="of:=[.F111]" office:value-type="float" office:value="3.0664362554034" calcext:value-type="float">
            <text:p>3.1</text:p>
          </table:table-cell>
          <table:table-cell table:style-name="ce20" table:formula="of:=[.F114]" office:value-type="float" office:value="1.2169461369371" calcext:value-type="float">
            <text:p>1.2</text:p>
          </table:table-cell>
          <table:table-cell table:style-name="ce12" office:value-type="float" office:value="0" calcext:value-type="float">
            <text:p>0.0</text:p>
          </table:table-cell>
          <table:table-cell table:style-name="ce23" table:formula="of:=SUM([.B35:.I35])" office:value-type="float" office:value="15.7414190856926" calcext:value-type="float">
            <text:p>15.7</text:p>
          </table:table-cell>
          <table:table-cell/>
          <table:table-cell office:value-type="string" calcext:value-type="string">
            <text:p>Autre : 100 % pétrole (GPL?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clairage</text:p>
          </table:table-cell>
          <table:table-cell table:style-name="ce11" table:formula="of:=[.F115]" office:value-type="float" office:value="27.5462072325404" calcext:value-type="float">
            <text:p>27.5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36:.I36])" office:value-type="float" office:value="27.5462072325404" calcext:value-type="float">
            <text:p>27.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lectricité spécifique</text:p>
          </table:table-cell>
          <table:table-cell table:style-name="ce11" table:formula="of:=[.F85]+[.F90]+[.F95]+[.F125]+[.F130]+[.F135]" office:value-type="float" office:value="49.8926527129197" calcext:value-type="float">
            <text:p>49.9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37:.I37])" office:value-type="float" office:value="49.8926527129197" calcext:value-type="float">
            <text:p>49.9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1" table:formula="of:=[.F105]" office:value-type="float" office:value="6.1202694768873" calcext:value-type="float">
            <text:p>6.1</text:p>
          </table:table-cell>
          <table:table-cell table:style-name="ce10"/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38:.I38])" office:value-type="float" office:value="6.1202694768873" calcext:value-type="float">
            <text:p>6.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1" table:formula="of:=0.6*[.F89]" office:value-type="float" office:value="0.977623979592" calcext:value-type="float">
            <text:p>1.0</text:p>
          </table:table-cell>
          <table:table-cell table:style-name="ce10"/>
          <table:table-cell table:style-name="ce12" office:value-type="float" office:value="0" calcext:value-type="float">
            <text:p>0.0</text:p>
          </table:table-cell>
          <table:table-cell table:style-name="ce12" table:formula="of:=0.4*[.F89]" office:value-type="float" office:value="0.651749319728" calcext:value-type="float">
            <text:p>0.7</text:p>
          </table:table-cell>
          <table:table-cell table:style-name="ce12" office:value-type="float" office:value="0" calcext:value-type="float">
            <text:p>0.0</text:p>
          </table:table-cell>
          <table:table-cell table:style-name="ce12" table:formula="of:=[.F86]" office:value-type="float" office:value="1.9494372679965" calcext:value-type="float">
            <text:p>1.9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23" table:formula="of:=SUM([.B39:.I39])" office:value-type="float" office:value="3.5788105673165" calcext:value-type="float">
            <text:p>3.6</text:p>
          </table:table-cell>
          <table:table-cell/>
          <table:table-cell office:value-type="string" calcext:value-type="string">
            <text:p>Autre : 40 % charbon, 60 % électricité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1" table:formula="of:=[.D79]*11.63" office:value-type="float" office:value="39.8656411063733" calcext:value-type="float">
            <text:p>39.9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40:.I40])" office:value-type="float" office:value="39.8656411063733" calcext:value-type="float">
            <text:p>39.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12" table:formula="of:=SUM([.B33:.B40])" office:value-type="float" office:value="142.390860919909" calcext:value-type="float">
            <text:p>142.4</text:p>
          </table:table-cell>
          <table:table-cell table:style-name="ce12" table:formula="of:=SUM([.C33:.C40])" office:value-type="float" office:value="0" calcext:value-type="float">
            <text:p>0.0</text:p>
          </table:table-cell>
          <table:table-cell table:style-name="ce12" table:formula="of:=SUM([.D33:.D40])" office:value-type="float" office:value="1.0991917904208" calcext:value-type="float">
            <text:p>1.1</text:p>
          </table:table-cell>
          <table:table-cell table:style-name="ce12" table:formula="of:=SUM([.E33:.E40])" office:value-type="float" office:value="1.3241550823896" calcext:value-type="float">
            <text:p>1.3</text:p>
          </table:table-cell>
          <table:table-cell table:style-name="ce12" table:formula="of:=SUM([.F33:.F40])" office:value-type="float" office:value="0" calcext:value-type="float">
            <text:p>0.0</text:p>
          </table:table-cell>
          <table:table-cell table:style-name="ce12" table:formula="of:=SUM([.G33:.G40])" office:value-type="float" office:value="11.2340754451439" calcext:value-type="float">
            <text:p>11.2</text:p>
          </table:table-cell>
          <table:table-cell table:style-name="ce12" table:formula="of:=SUM([.H33:.H40])" office:value-type="float" office:value="2.2227590783328" calcext:value-type="float">
            <text:p>2.2</text:p>
          </table:table-cell>
          <table:table-cell table:style-name="ce12" table:formula="of:=SUM([.I33:.I40])" office:value-type="float" office:value="2.6896230506464" calcext:value-type="float">
            <text:p>2.7</text:p>
          </table:table-cell>
          <table:table-cell table:style-name="ce23" table:formula="of:=SUM([.J33:.J40])" office:value-type="float" office:value="160.960665366842" calcext:value-type="float">
            <text:p>161.0</text:p>
          </table:table-cell>
          <table:table-cell table:formula="of:=[.F140]" office:value-type="float" office:value="121.095024260469" calcext:value-type="float">
            <text:p>121.0950242605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Total (hors PAC)</text:p>
          </table:table-cell>
          <table:table-cell table:style-name="ce12" table:number-columns-repeated="8"/>
          <table:table-cell table:style-name="ce24"/>
          <table:table-cell table:number-columns-repeated="1014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3" table:number-columns-repeated="8"/>
          <table:table-cell table:style-name="ce25"/>
          <table:table-cell table:number-columns-repeated="1014"/>
        </table:table-row>
        <table:table-row table:style-name="ro3" table:number-rows-repeated="2">
          <table:table-cell table:style-name="ce4"/>
          <table:table-cell table:style-name="ce13" table:number-columns-repeated="8"/>
          <table:table-cell table:style-name="ce25"/>
          <table:table-cell table:number-columns-repeated="1014"/>
        </table:table-row>
        <table:table-row table:style-name="ro1">
          <table:table-cell table:style-name="ce1" office:value-type="float" office:value="2030" calcext:value-type="float" table:number-columns-spanned="10" table:number-rows-spanned="1">
            <text:p>2030</text:p>
          </table:table-cell>
          <table:covered-table-cell table:number-columns-repeated="7" table:style-name="Default"/>
          <table:covered-table-cell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TWh</text:p>
          </table:table-cell>
          <table:table-cell table:style-name="ce9" office:value-type="string" calcext:value-type="string">
            <text:p>Électricité</text:p>
          </table:table-cell>
          <table:table-cell table:style-name="ce16" office:value-type="string" calcext:value-type="string">
            <text:p>PAC/CET</text:p>
          </table:table-cell>
          <table:table-cell table:style-name="ce19" office:value-type="string" calcext:value-type="string">
            <text:p>Réseau de chaleur</text:p>
          </table:table-cell>
          <table:table-cell table:style-name="ce19" office:value-type="string" calcext:value-type="string">
            <text:p>Charbon</text:p>
          </table:table-cell>
          <table:table-cell table:style-name="Default" office:value-type="string" calcext:value-type="string">
            <text:p>Biomasse</text:p>
          </table:table-cell>
          <table:table-cell table:style-name="ce22" office:value-type="string" calcext:value-type="string">
            <text:p>Biogaz</text:p>
          </table:table-cell>
          <table:table-cell table:style-name="ce22" office:value-type="string" calcext:value-type="string">
            <text:p>Pétrole/GPL</text:p>
          </table:table-cell>
          <table:table-cell table:style-name="ce19" office:value-type="string" calcext:value-type="string">
            <text:p>Renouvelables thermiques</text:p>
          </table:table-cell>
          <table:table-cell table:style-name="ce13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hauffage</text:p>
          </table:table-cell>
          <table:table-cell table:style-name="ce10" table:number-columns-repeated="7"/>
          <table:table-cell table:style-name="ce20"/>
          <table:table-cell table:style-name="ce23" table:formula="of:=SUM([.B48:.I48])" office:value-type="float" office:value="0" calcext:value-type="float">
            <text:p>0.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CS</text:p>
          </table:table-cell>
          <table:table-cell table:style-name="ce11" table:formula="of:=[.G120]" office:value-type="float" office:value="5.743869551073" calcext:value-type="float">
            <text:p>5.7</text:p>
          </table:table-cell>
          <table:table-cell table:style-name="ce10"/>
          <table:table-cell table:style-name="ce12" table:formula="of:=[.H123]" office:value-type="float" office:value="1.0298075006517" calcext:value-type="float">
            <text:p>1.0</text:p>
          </table:table-cell>
          <table:table-cell table:style-name="ce20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11" table:formula="of:=[.G121]" office:value-type="float" office:value="5.1618874750091" calcext:value-type="float">
            <text:p>5.2</text:p>
          </table:table-cell>
          <table:table-cell table:style-name="ce11" table:formula="of:=[.G122]" office:value-type="float" office:value="0.7613445861813" calcext:value-type="float">
            <text:p>0.8</text:p>
          </table:table-cell>
          <table:table-cell table:style-name="ce20" table:formula="of:=[.G124]" office:value-type="float" office:value="3.4209435591898" calcext:value-type="float">
            <text:p>3.4</text:p>
          </table:table-cell>
          <table:table-cell table:style-name="ce23" table:formula="of:=SUM([.B49:.I49])" office:value-type="float" office:value="16.1178526721049" calcext:value-type="float">
            <text:p>16.1</text:p>
          </table:table-cell>
          <table:table-cell/>
          <table:table-cell office:value-type="string" calcext:value-type="string">
            <text:p>Autre : 100 % solair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uisson</text:p>
          </table:table-cell>
          <table:table-cell table:style-name="ce11" table:formula="of:=[.G110]" office:value-type="float" office:value="12.4615466231565" calcext:value-type="float">
            <text:p>12.5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3" table:style-name="ce12" office:value-type="float" office:value="0" calcext:value-type="float">
            <text:p>0.0</text:p>
          </table:table-cell>
          <table:table-cell table:style-name="ce12" table:formula="of:=[.G111]" office:value-type="float" office:value="2.603817598341" calcext:value-type="float">
            <text:p>2.6</text:p>
          </table:table-cell>
          <table:table-cell table:style-name="ce20" table:formula="of:=[.G114]" office:value-type="float" office:value="1.0223182273488" calcext:value-type="float">
            <text:p>1.0</text:p>
          </table:table-cell>
          <table:table-cell table:style-name="ce12" office:value-type="float" office:value="0" calcext:value-type="float">
            <text:p>0.0</text:p>
          </table:table-cell>
          <table:table-cell table:style-name="ce23" table:formula="of:=SUM([.B50:.I50])" office:value-type="float" office:value="16.0876824488463" calcext:value-type="float">
            <text:p>16.1</text:p>
          </table:table-cell>
          <table:table-cell/>
          <table:table-cell office:value-type="string" calcext:value-type="string">
            <text:p>Autre : 100 % pétrole (GPL?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clairage</text:p>
          </table:table-cell>
          <table:table-cell table:style-name="ce11" table:formula="of:=[.G115]" office:value-type="float" office:value="25.6626713683529" calcext:value-type="float">
            <text:p>25.7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51:.I51])" office:value-type="float" office:value="25.6626713683529" calcext:value-type="float">
            <text:p>25.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lectricité spécifique</text:p>
          </table:table-cell>
          <table:table-cell table:style-name="ce11" table:formula="of:=[.G85]+[.G95]+[.G90]+[.G125]+[.G130]+[.G135]" office:value-type="float" office:value="51.2571329657922" calcext:value-type="float">
            <text:p>51.3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52:.I52])" office:value-type="float" office:value="51.2571329657922" calcext:value-type="float">
            <text:p>51.3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1" table:formula="of:=[.G105]" office:value-type="float" office:value="6.1778655116657" calcext:value-type="float">
            <text:p>6.2</text:p>
          </table:table-cell>
          <table:table-cell table:style-name="ce10"/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53:.I53])" office:value-type="float" office:value="6.1778655116657" calcext:value-type="float">
            <text:p>6.2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1" table:formula="of:=[.G89]" office:value-type="float" office:value="1.6528261718839" calcext:value-type="float">
            <text:p>1.7</text:p>
          </table:table-cell>
          <table:table-cell table:style-name="ce10"/>
          <table:table-cell table:number-columns-repeated="3" table:style-name="ce12" office:value-type="float" office:value="0" calcext:value-type="float">
            <text:p>0.0</text:p>
          </table:table-cell>
          <table:table-cell table:style-name="ce12" table:formula="of:=[.G86]" office:value-type="float" office:value="1.7040860371855" calcext:value-type="float">
            <text:p>1.7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23" table:formula="of:=SUM([.B54:.I54])" office:value-type="float" office:value="3.3569122090694" calcext:value-type="float">
            <text:p>3.4</text:p>
          </table:table-cell>
          <table:table-cell/>
          <table:table-cell office:value-type="string" calcext:value-type="string">
            <text:p>Autre : 100 % électricité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1" table:formula="of:=[.E79]*11.63" office:value-type="float" office:value="44.0148890528076" calcext:value-type="float">
            <text:p>44.0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55:.I55])" office:value-type="float" office:value="44.0148890528076" calcext:value-type="float">
            <text:p>44.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12" table:formula="of:=SUM([.B48:.B55])" office:value-type="float" office:value="146.970801244732" calcext:value-type="float">
            <text:p>147.0</text:p>
          </table:table-cell>
          <table:table-cell table:style-name="ce12" table:formula="of:=SUM([.C48:.C55])" office:value-type="float" office:value="0" calcext:value-type="float">
            <text:p>0.0</text:p>
          </table:table-cell>
          <table:table-cell table:style-name="ce12" table:formula="of:=SUM([.D48:.D55])" office:value-type="float" office:value="1.0298075006517" calcext:value-type="float">
            <text:p>1.0</text:p>
          </table:table-cell>
          <table:table-cell table:style-name="ce12" table:formula="of:=SUM([.E48:.E55])" office:value-type="float" office:value="0" calcext:value-type="float">
            <text:p>0.0</text:p>
          </table:table-cell>
          <table:table-cell table:style-name="ce12" table:formula="of:=SUM([.F48:.F55])" office:value-type="float" office:value="0" calcext:value-type="float">
            <text:p>0.0</text:p>
          </table:table-cell>
          <table:table-cell table:style-name="ce12" table:formula="of:=SUM([.G48:.G55])" office:value-type="float" office:value="9.4697911105356" calcext:value-type="float">
            <text:p>9.5</text:p>
          </table:table-cell>
          <table:table-cell table:style-name="ce12" table:formula="of:=SUM([.H48:.H55])" office:value-type="float" office:value="1.7836628135301" calcext:value-type="float">
            <text:p>1.8</text:p>
          </table:table-cell>
          <table:table-cell table:style-name="ce12" table:formula="of:=SUM([.I48:.I55])" office:value-type="float" office:value="3.4209435591898" calcext:value-type="float">
            <text:p>3.4</text:p>
          </table:table-cell>
          <table:table-cell table:style-name="ce23" table:formula="of:=SUM([.J48:.J55])" office:value-type="float" office:value="162.675006228639" calcext:value-type="float">
            <text:p>162.7</text:p>
          </table:table-cell>
          <table:table-cell table:formula="of:=[.G140]" office:value-type="float" office:value="118.635417864862" calcext:value-type="float">
            <text:p>118.6354178649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Total (hors PAC)</text:p>
          </table:table-cell>
          <table:table-cell table:style-name="ce12" table:number-columns-repeated="8"/>
          <table:table-cell table:style-name="ce24"/>
          <table:table-cell table:number-columns-repeated="1014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3" table:number-columns-repeated="8"/>
          <table:table-cell table:style-name="ce25"/>
          <table:table-cell table:number-columns-repeated="1014"/>
        </table:table-row>
        <table:table-row table:style-name="ro3" table:number-rows-repeated="2">
          <table:table-cell table:style-name="ce4"/>
          <table:table-cell table:style-name="ce13" table:number-columns-repeated="8"/>
          <table:table-cell table:style-name="ce25"/>
          <table:table-cell table:number-columns-repeated="1014"/>
        </table:table-row>
        <table:table-row table:style-name="ro1">
          <table:table-cell table:style-name="ce1" office:value-type="float" office:value="2050" calcext:value-type="float" table:number-columns-spanned="10" table:number-rows-spanned="1">
            <text:p>2050</text:p>
          </table:table-cell>
          <table:covered-table-cell table:number-columns-repeated="7" table:style-name="Default"/>
          <table:covered-table-cell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TWh</text:p>
          </table:table-cell>
          <table:table-cell table:style-name="ce9" office:value-type="string" calcext:value-type="string">
            <text:p>Électricité</text:p>
          </table:table-cell>
          <table:table-cell table:style-name="ce16" office:value-type="string" calcext:value-type="string">
            <text:p>PAC/CET</text:p>
          </table:table-cell>
          <table:table-cell table:style-name="ce19" office:value-type="string" calcext:value-type="string">
            <text:p>Réseau de chaleur</text:p>
          </table:table-cell>
          <table:table-cell table:style-name="ce19" office:value-type="string" calcext:value-type="string">
            <text:p>Charbon</text:p>
          </table:table-cell>
          <table:table-cell table:style-name="Default" office:value-type="string" calcext:value-type="string">
            <text:p>Biomasse</text:p>
          </table:table-cell>
          <table:table-cell table:style-name="ce22" office:value-type="string" calcext:value-type="string">
            <text:p>Biogaz</text:p>
          </table:table-cell>
          <table:table-cell table:style-name="ce22" office:value-type="string" calcext:value-type="string">
            <text:p>Pétrole/GPL</text:p>
          </table:table-cell>
          <table:table-cell table:style-name="ce19" office:value-type="string" calcext:value-type="string">
            <text:p>Renouvelables thermiques</text:p>
          </table:table-cell>
          <table:table-cell table:style-name="ce13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hauffage</text:p>
          </table:table-cell>
          <table:table-cell table:style-name="ce10" table:number-columns-repeated="7"/>
          <table:table-cell table:style-name="ce20"/>
          <table:table-cell table:style-name="ce23" table:formula="of:=SUM([.B63:.I63])" office:value-type="float" office:value="0" calcext:value-type="float">
            <text:p>0.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CS</text:p>
          </table:table-cell>
          <table:table-cell table:style-name="ce11" table:formula="of:=[.H120]" office:value-type="float" office:value="6.4852593647386" calcext:value-type="float">
            <text:p>6.5</text:p>
          </table:table-cell>
          <table:table-cell table:style-name="ce10"/>
          <table:table-cell table:style-name="ce12" table:formula="of:=[.H123]" office:value-type="float" office:value="1.0298075006517" calcext:value-type="float">
            <text:p>1.0</text:p>
          </table:table-cell>
          <table:table-cell table:style-name="ce20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11" table:formula="of:=[.H121]" office:value-type="float" office:value="2.9463185795996" calcext:value-type="float">
            <text:p>2.9</text:p>
          </table:table-cell>
          <table:table-cell table:style-name="ce11" table:formula="of:=[.H122]" office:value-type="float" office:value="0.3499752977024" calcext:value-type="float">
            <text:p>0.3</text:p>
          </table:table-cell>
          <table:table-cell table:style-name="ce20" table:formula="of:=[.H124]" office:value-type="float" office:value="4.4822643683401" calcext:value-type="float">
            <text:p>4.5</text:p>
          </table:table-cell>
          <table:table-cell table:style-name="ce23" table:formula="of:=SUM([.B64:.I64])" office:value-type="float" office:value="15.2936251110324" calcext:value-type="float">
            <text:p>15.3</text:p>
          </table:table-cell>
          <table:table-cell/>
          <table:table-cell office:value-type="string" calcext:value-type="string">
            <text:p>Autre : 100 % solair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uisson</text:p>
          </table:table-cell>
          <table:table-cell table:style-name="ce11" table:formula="of:=[.H110]" office:value-type="float" office:value="15.279822902773" calcext:value-type="float">
            <text:p>15.3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3" table:style-name="ce12" office:value-type="float" office:value="0" calcext:value-type="float">
            <text:p>0.0</text:p>
          </table:table-cell>
          <table:table-cell table:style-name="ce12" table:formula="of:=[.H111]" office:value-type="float" office:value="1.5614288643609" calcext:value-type="float">
            <text:p>1.6</text:p>
          </table:table-cell>
          <table:table-cell table:style-name="ce20" table:formula="of:=[.H114]" office:value-type="float" office:value="0.5712660865729" calcext:value-type="float">
            <text:p>0.6</text:p>
          </table:table-cell>
          <table:table-cell table:style-name="ce12" office:value-type="float" office:value="0" calcext:value-type="float">
            <text:p>0.0</text:p>
          </table:table-cell>
          <table:table-cell table:style-name="ce23" table:formula="of:=SUM([.B65:.I65])" office:value-type="float" office:value="17.4125178537068" calcext:value-type="float">
            <text:p>17.4</text:p>
          </table:table-cell>
          <table:table-cell/>
          <table:table-cell office:value-type="string" calcext:value-type="string">
            <text:p>Autre : 100 % pétrole (GPL?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clairage</text:p>
          </table:table-cell>
          <table:table-cell table:style-name="ce11" table:formula="of:=[.H115]" office:value-type="float" office:value="18.6184336245068" calcext:value-type="float">
            <text:p>18.6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66:.I66])" office:value-type="float" office:value="18.6184336245068" calcext:value-type="float">
            <text:p>18.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lectricité spécifique</text:p>
          </table:table-cell>
          <table:table-cell table:style-name="ce11" table:formula="of:=[.H85]+[.H90]+[.H95]+[.H125]+[.H130]+[.H135]" office:value-type="float" office:value="54.2068279759779" calcext:value-type="float">
            <text:p>54.2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67:.I67])" office:value-type="float" office:value="54.2068279759779" calcext:value-type="float">
            <text:p>54.2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1" table:formula="of:=[.H105]" office:value-type="float" office:value="6.3737846352627" calcext:value-type="float">
            <text:p>6.4</text:p>
          </table:table-cell>
          <table:table-cell table:style-name="ce10"/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68:.I68])" office:value-type="float" office:value="6.3737846352627" calcext:value-type="float">
            <text:p>6.4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1" table:formula="of:=[.H89]" office:value-type="float" office:value="1.7284522784796" calcext:value-type="float">
            <text:p>1.7</text:p>
          </table:table-cell>
          <table:table-cell table:style-name="ce10"/>
          <table:table-cell table:number-columns-repeated="3" table:style-name="ce12" office:value-type="float" office:value="0" calcext:value-type="float">
            <text:p>0.0</text:p>
          </table:table-cell>
          <table:table-cell table:style-name="ce12" table:formula="of:=[.H86]" office:value-type="float" office:value="1.0863470456054" calcext:value-type="float">
            <text:p>1.1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23" table:formula="of:=SUM([.B69:.I69])" office:value-type="float" office:value="2.814799324085" calcext:value-type="float">
            <text:p>2.8</text:p>
          </table:table-cell>
          <table:table-cell/>
          <table:table-cell office:value-type="string" calcext:value-type="string">
            <text:p>Autre : 100 % électricité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1" table:formula="of:=[.F79]*11.63" office:value-type="float" office:value="65.4038097722956" calcext:value-type="float">
            <text:p>65.4</text:p>
          </table:table-cell>
          <table:table-cell table:style-name="ce11" office:value-type="float" office:value="0" calcext:value-type="float">
            <text:p>0.0</text:p>
          </table:table-cell>
          <table:table-cell table:number-columns-repeated="6" table:style-name="ce12" office:value-type="float" office:value="0" calcext:value-type="float">
            <text:p>0.0</text:p>
          </table:table-cell>
          <table:table-cell table:style-name="ce23" table:formula="of:=SUM([.B70:.I70])" office:value-type="float" office:value="65.4038097722956" calcext:value-type="float">
            <text:p>65.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12" table:formula="of:=SUM([.B63:.B70])" office:value-type="float" office:value="168.096390554034" calcext:value-type="float">
            <text:p>168.1</text:p>
          </table:table-cell>
          <table:table-cell table:style-name="ce12" table:formula="of:=SUM([.C63:.C70])" office:value-type="float" office:value="0" calcext:value-type="float">
            <text:p>0.0</text:p>
          </table:table-cell>
          <table:table-cell table:style-name="ce12" table:formula="of:=SUM([.D63:.D70])" office:value-type="float" office:value="1.0298075006517" calcext:value-type="float">
            <text:p>1.0</text:p>
          </table:table-cell>
          <table:table-cell table:style-name="ce12" table:formula="of:=SUM([.E63:.E70])" office:value-type="float" office:value="0" calcext:value-type="float">
            <text:p>0.0</text:p>
          </table:table-cell>
          <table:table-cell table:style-name="ce12" table:formula="of:=SUM([.F63:.F70])" office:value-type="float" office:value="0" calcext:value-type="float">
            <text:p>0.0</text:p>
          </table:table-cell>
          <table:table-cell table:style-name="ce12" table:formula="of:=SUM([.G63:.G70])" office:value-type="float" office:value="5.5940944895659" calcext:value-type="float">
            <text:p>5.6</text:p>
          </table:table-cell>
          <table:table-cell table:style-name="ce12" table:formula="of:=SUM([.H63:.H70])" office:value-type="float" office:value="0.9212413842753" calcext:value-type="float">
            <text:p>0.9</text:p>
          </table:table-cell>
          <table:table-cell table:style-name="ce12" table:formula="of:=SUM([.I63:.I70])" office:value-type="float" office:value="4.4822643683401" calcext:value-type="float">
            <text:p>4.5</text:p>
          </table:table-cell>
          <table:table-cell table:style-name="ce24" table:formula="of:=SUM([.J63:.J70])" office:value-type="float" office:value="180.123798296867" calcext:value-type="float">
            <text:p>180</text:p>
          </table:table-cell>
          <table:table-cell table:formula="of:=[.H140]" office:value-type="float" office:value="114.719988524572" calcext:value-type="float">
            <text:p>114.7199885246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Total (hors PAC)</text:p>
          </table:table-cell>
          <table:table-cell table:style-name="ce12" table:number-columns-repeated="8"/>
          <table:table-cell table:style-name="ce24"/>
          <table:table-cell table:number-columns-repeated="1014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3" table:number-columns-repeated="8"/>
          <table:table-cell table:style-name="ce25"/>
          <table:table-cell table:number-columns-repeated="1014"/>
        </table:table-row>
        <table:table-row table:style-name="ro3" table:number-rows-repeated="2">
          <table:table-cell table:style-name="ce4"/>
          <table:table-cell table:style-name="ce13" table:number-columns-repeated="8"/>
          <table:table-cell table:style-name="ce25"/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>
            <text:p>Evalutations hors modèles</text:p>
          </table:table-cell>
          <table:table-cell table:style-name="ce5" table:number-columns-repeated="1023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Consommation hors CEREN AMS</text:p>
          </table:table-cell>
          <table:table-cell table:style-name="ce15" office:value-type="float" office:value="2.3800474535651" calcext:value-type="float">
            <text:p>2.4</text:p>
          </table:table-cell>
          <table:table-cell table:style-name="ce15" office:value-type="float" office:value="2.95687465292038" calcext:value-type="float">
            <text:p>3.0</text:p>
          </table:table-cell>
          <table:table-cell table:style-name="ce15" office:value-type="float" office:value="3.42782812608541" calcext:value-type="float">
            <text:p>3.4</text:p>
          </table:table-cell>
          <table:table-cell table:style-name="ce15" office:value-type="float" office:value="3.78459923067993" calcext:value-type="float">
            <text:p>3.8</text:p>
          </table:table-cell>
          <table:table-cell table:style-name="ce15" office:value-type="float" office:value="5.62371537165052" calcext:value-type="float">
            <text:p>5.6</text:p>
          </table:table-cell>
          <table:table-cell table:style-name="Default"/>
          <table:table-cell table:style-name="ce1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6" office:value-type="string" calcext:value-type="string">
            <text:p>Sorties Modèle CGDD</text:p>
          </table:table-cell>
          <table:table-cell table:style-name="ce6" table:number-columns-repeated="1023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7" office:value-type="string" calcext:value-type="string">
            <text:p>usage</text:p>
          </table:table-cell>
          <table:table-cell table:style-name="ce7" office:value-type="string" calcext:value-type="string">
            <text:p>energie</text:p>
          </table:table-cell>
          <table:table-cell table:style-name="ce7" office:value-type="string" calcext:value-type="string">
            <text:p>2009</text:p>
          </table:table-cell>
          <table:table-cell table:style-name="ce7" office:value-type="string" calcext:value-type="string">
            <text:p>2015</text:p>
          </table:table-cell>
          <table:table-cell table:style-name="ce7" office:value-type="string" calcext:value-type="string">
            <text:p>2020</text:p>
          </table:table-cell>
          <table:table-cell table:style-name="ce7" office:value-type="string" calcext:value-type="string">
            <text:p>2025</text:p>
          </table:table-cell>
          <table:table-cell table:style-name="ce7" office:value-type="string" calcext:value-type="string">
            <text:p>2030</text:p>
          </table:table-cell>
          <table:table-cell table:style-name="ce7" office:value-type="string" calcext:value-type="string">
            <text:p>20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tre</text:p>
          </table:table-cell>
          <table:table-cell office:value-type="string" calcext:value-type="string">
            <text:p>Electricité</text:p>
          </table:table-cell>
          <table:table-cell office:value-type="float" office:value="6.2282411058906" calcext:value-type="float">
            <text:p>6.2282411059</text:p>
          </table:table-cell>
          <table:table-cell office:value-type="float" office:value="7.5698154138963" calcext:value-type="float">
            <text:p>7.5698154139</text:p>
          </table:table-cell>
          <table:table-cell office:value-type="float" office:value="8.1977537574309" calcext:value-type="float">
            <text:p>8.1977537574</text:p>
          </table:table-cell>
          <table:table-cell office:value-type="float" office:value="8.7281008866405" calcext:value-type="float">
            <text:p>8.7281008866</text:p>
          </table:table-cell>
          <table:table-cell office:value-type="float" office:value="9.2308031217527" calcext:value-type="float">
            <text:p>9.2308031218</text:p>
          </table:table-cell>
          <table:table-cell office:value-type="float" office:value="10.6322001845324" calcext:value-type="float">
            <text:p>10.63220018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tre</text:p>
          </table:table-cell>
          <table:table-cell office:value-type="string" calcext:value-type="string">
            <text:p>Gaz</text:p>
          </table:table-cell>
          <table:table-cell office:value-type="float" office:value="3.0083180403482" calcext:value-type="float">
            <text:p>3.0083180403</text:p>
          </table:table-cell>
          <table:table-cell office:value-type="float" office:value="2.5573260392745" calcext:value-type="float">
            <text:p>2.5573260393</text:p>
          </table:table-cell>
          <table:table-cell office:value-type="float" office:value="2.2364553322692" calcext:value-type="float">
            <text:p>2.2364553323</text:p>
          </table:table-cell>
          <table:table-cell office:value-type="float" office:value="1.9494372679965" calcext:value-type="float">
            <text:p>1.949437268</text:p>
          </table:table-cell>
          <table:table-cell office:value-type="float" office:value="1.7040860371855" calcext:value-type="float">
            <text:p>1.7040860372</text:p>
          </table:table-cell>
          <table:table-cell office:value-type="float" office:value="1.0863470456054" calcext:value-type="float">
            <text:p>1.08634704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tre</text:p>
          </table:table-cell>
          <table:table-cell office:value-type="string" calcext:value-type="string">
            <text:p>Fioul</text:p>
          </table:table-cell>
          <table:table-cell office:value-type="float" office:value="4.7065148885455" calcext:value-type="float">
            <text:p>4.70651488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tr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tre</text:p>
          </table:table-cell>
          <table:table-cell office:value-type="string" calcext:value-type="string">
            <text:p>Autres</text:p>
          </table:table-cell>
          <table:table-cell office:value-type="float" office:value="1.5091894714376" calcext:value-type="float">
            <text:p>1.5091894714</text:p>
          </table:table-cell>
          <table:table-cell office:value-type="float" office:value="1.5704314087674" calcext:value-type="float">
            <text:p>1.5704314088</text:p>
          </table:table-cell>
          <table:table-cell office:value-type="float" office:value="1.6074296448924" calcext:value-type="float">
            <text:p>1.6074296449</text:p>
          </table:table-cell>
          <table:table-cell office:value-type="float" office:value="1.62937329932" calcext:value-type="float">
            <text:p>1.6293732993</text:p>
          </table:table-cell>
          <table:table-cell office:value-type="float" office:value="1.6528261718839" calcext:value-type="float">
            <text:p>1.6528261719</text:p>
          </table:table-cell>
          <table:table-cell office:value-type="float" office:value="1.7284522784796" calcext:value-type="float">
            <text:p>1.728452278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xiliaires</text:p>
          </table:table-cell>
          <table:table-cell office:value-type="string" calcext:value-type="string">
            <text:p>Electricité</text:p>
          </table:table-cell>
          <table:table-cell office:value-type="float" office:value="4.9234734369342" calcext:value-type="float">
            <text:p>4.9234734369</text:p>
          </table:table-cell>
          <table:table-cell office:value-type="float" office:value="4.5240381998361" calcext:value-type="float">
            <text:p>4.5240381998</text:p>
          </table:table-cell>
          <table:table-cell office:value-type="float" office:value="4.2258421519238" calcext:value-type="float">
            <text:p>4.2258421519</text:p>
          </table:table-cell>
          <table:table-cell office:value-type="float" office:value="4.0742936745422" calcext:value-type="float">
            <text:p>4.0742936745</text:p>
          </table:table-cell>
          <table:table-cell office:value-type="float" office:value="3.8518399412667" calcext:value-type="float">
            <text:p>3.8518399413</text:p>
          </table:table-cell>
          <table:table-cell office:value-type="float" office:value="3.6263009148889" calcext:value-type="float">
            <text:p>3.626300914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xiliaires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xiliaires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xiliaires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xiliaires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eautique</text:p>
          </table:table-cell>
          <table:table-cell office:value-type="string" calcext:value-type="string">
            <text:p>Electricité</text:p>
          </table:table-cell>
          <table:table-cell office:value-type="float" office:value="11.735562645708" calcext:value-type="float">
            <text:p>11.7355626457</text:p>
          </table:table-cell>
          <table:table-cell office:value-type="float" office:value="13.2414512746054" calcext:value-type="float">
            <text:p>13.2414512746</text:p>
          </table:table-cell>
          <table:table-cell office:value-type="float" office:value="14.2800809073224" calcext:value-type="float">
            <text:p>14.2800809073</text:p>
          </table:table-cell>
          <table:table-cell office:value-type="float" office:value="15.3086421900131" calcext:value-type="float">
            <text:p>15.30864219</text:p>
          </table:table-cell>
          <table:table-cell office:value-type="float" office:value="16.4167981570535" calcext:value-type="float">
            <text:p>16.4167981571</text:p>
          </table:table-cell>
          <table:table-cell office:value-type="float" office:value="17.2055554705121" calcext:value-type="float">
            <text:p>17.20555547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eautique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eautique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eautiqu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ureautique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uffage</text:p>
          </table:table-cell>
          <table:table-cell office:value-type="string" calcext:value-type="string">
            <text:p>Electricité</text:p>
          </table:table-cell>
          <table:table-cell office:value-type="float" office:value="17.5361947250924" calcext:value-type="float">
            <text:p>17.5361947251</text:p>
          </table:table-cell>
          <table:table-cell office:value-type="float" office:value="15.9499236646273" calcext:value-type="float">
            <text:p>15.9499236646</text:p>
          </table:table-cell>
          <table:table-cell office:value-type="float" office:value="14.6082478927218" calcext:value-type="float">
            <text:p>14.6082478927</text:p>
          </table:table-cell>
          <table:table-cell office:value-type="float" office:value="14.6576303509041" calcext:value-type="float">
            <text:p>14.6576303509</text:p>
          </table:table-cell>
          <table:table-cell office:value-type="float" office:value="16.0996345508301" calcext:value-type="float">
            <text:p>16.0996345508</text:p>
          </table:table-cell>
          <table:table-cell office:value-type="float" office:value="15.4139769438435" calcext:value-type="float">
            <text:p>15.41397694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uffage</text:p>
          </table:table-cell>
          <table:table-cell office:value-type="string" calcext:value-type="string">
            <text:p>Gaz</text:p>
          </table:table-cell>
          <table:table-cell office:value-type="float" office:value="53.180606341615" calcext:value-type="float">
            <text:p>53.1806063416</text:p>
          </table:table-cell>
          <table:table-cell office:value-type="float" office:value="56.5569766345355" calcext:value-type="float">
            <text:p>56.5569766345</text:p>
          </table:table-cell>
          <table:table-cell office:value-type="float" office:value="50.9710600464257" calcext:value-type="float">
            <text:p>50.9710600464</text:p>
          </table:table-cell>
          <table:table-cell office:value-type="float" office:value="41.9496977878221" calcext:value-type="float">
            <text:p>41.9496977878</text:p>
          </table:table-cell>
          <table:table-cell office:value-type="float" office:value="28.7421671606563" calcext:value-type="float">
            <text:p>28.7421671607</text:p>
          </table:table-cell>
          <table:table-cell office:value-type="float" office:value="1.1289672945956" calcext:value-type="float">
            <text:p>1.128967294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uffage</text:p>
          </table:table-cell>
          <table:table-cell office:value-type="string" calcext:value-type="string">
            <text:p>Fioul</text:p>
          </table:table-cell>
          <table:table-cell office:value-type="float" office:value="28.490305846481" calcext:value-type="float">
            <text:p>28.4903058465</text:p>
          </table:table-cell>
          <table:table-cell office:value-type="float" office:value="17.6545555346135" calcext:value-type="float">
            <text:p>17.6545555346</text:p>
          </table:table-cell>
          <table:table-cell office:value-type="float" office:value="13.5594117779295" calcext:value-type="float">
            <text:p>13.5594117779</text:p>
          </table:table-cell>
          <table:table-cell office:value-type="float" office:value="8.5688922274449" calcext:value-type="float">
            <text:p>8.5688922274</text:p>
          </table:table-cell>
          <table:table-cell office:value-type="float" office:value="4.3521358696383" calcext:value-type="float">
            <text:p>4.3521358696</text:p>
          </table:table-cell>
          <table:table-cell office:value-type="float" office:value="0.1663388583387" calcext:value-type="float">
            <text:p>0.166338858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uffage</text:p>
          </table:table-cell>
          <table:table-cell office:value-type="string" calcext:value-type="string">
            <text:p>Urbain</text:p>
          </table:table-cell>
          <table:table-cell office:value-type="float" office:value="8.233089168027" calcext:value-type="float">
            <text:p>8.233089168</text:p>
          </table:table-cell>
          <table:table-cell office:value-type="float" office:value="6.8513369466324" calcext:value-type="float">
            <text:p>6.8513369466</text:p>
          </table:table-cell>
          <table:table-cell office:value-type="float" office:value="6.6803609566398" calcext:value-type="float">
            <text:p>6.6803609566</text:p>
          </table:table-cell>
          <table:table-cell office:value-type="float" office:value="8.9789493281776" calcext:value-type="float">
            <text:p>8.9789493282</text:p>
          </table:table-cell>
          <table:table-cell office:value-type="float" office:value="12.4329196410363" calcext:value-type="float">
            <text:p>12.432919641</text:p>
          </table:table-cell>
          <table:table-cell office:value-type="float" office:value="22.7177901280079" calcext:value-type="float">
            <text:p>22.7177901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uffage</text:p>
          </table:table-cell>
          <table:table-cell office:value-type="string" calcext:value-type="string">
            <text:p>Autres</text:p>
          </table:table-cell>
          <table:table-cell office:value-type="float" office:value="3.453368760218" calcext:value-type="float">
            <text:p>3.4533687602</text:p>
          </table:table-cell>
          <table:table-cell office:value-type="float" office:value="2.7599754127123" calcext:value-type="float">
            <text:p>2.7599754127</text:p>
          </table:table-cell>
          <table:table-cell office:value-type="float" office:value="2.1402928735942" calcext:value-type="float">
            <text:p>2.1402928736</text:p>
          </table:table-cell>
          <table:table-cell office:value-type="float" office:value="1.6434237324847" calcext:value-type="float">
            <text:p>1.6434237325</text:p>
          </table:table-cell>
          <table:table-cell office:value-type="float" office:value="1.4467075508237" calcext:value-type="float">
            <text:p>1.4467075508</text:p>
          </table:table-cell>
          <table:table-cell office:value-type="float" office:value="1.5698410022995" calcext:value-type="float">
            <text:p>1.569841002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limatisation</text:p>
          </table:table-cell>
          <table:table-cell office:value-type="string" calcext:value-type="string">
            <text:p>Electricité</text:p>
          </table:table-cell>
          <table:table-cell office:value-type="float" office:value="5.5568311287433" calcext:value-type="float">
            <text:p>5.5568311287</text:p>
          </table:table-cell>
          <table:table-cell office:value-type="float" office:value="6.052421622175" calcext:value-type="float">
            <text:p>6.0524216222</text:p>
          </table:table-cell>
          <table:table-cell office:value-type="float" office:value="6.2775298901829" calcext:value-type="float">
            <text:p>6.2775298902</text:p>
          </table:table-cell>
          <table:table-cell office:value-type="float" office:value="6.1202694768873" calcext:value-type="float">
            <text:p>6.1202694769</text:p>
          </table:table-cell>
          <table:table-cell office:value-type="float" office:value="6.1778655116657" calcext:value-type="float">
            <text:p>6.1778655117</text:p>
          </table:table-cell>
          <table:table-cell office:value-type="float" office:value="6.3737846352627" calcext:value-type="float">
            <text:p>6.373784635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limatisation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limatisation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limatisation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limatisation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uisson</text:p>
          </table:table-cell>
          <table:table-cell office:value-type="string" calcext:value-type="string">
            <text:p>Electricité</text:p>
          </table:table-cell>
          <table:table-cell office:value-type="float" office:value="6.8141993129085" calcext:value-type="float">
            <text:p>6.8141993129</text:p>
          </table:table-cell>
          <table:table-cell office:value-type="float" office:value="8.854109172816" calcext:value-type="float">
            <text:p>8.8541091728</text:p>
          </table:table-cell>
          <table:table-cell office:value-type="float" office:value="10.340327459252" calcext:value-type="float">
            <text:p>10.3403274593</text:p>
          </table:table-cell>
          <table:table-cell office:value-type="float" office:value="11.4580366933521" calcext:value-type="float">
            <text:p>11.4580366934</text:p>
          </table:table-cell>
          <table:table-cell office:value-type="float" office:value="12.4615466231565" calcext:value-type="float">
            <text:p>12.4615466232</text:p>
          </table:table-cell>
          <table:table-cell office:value-type="float" office:value="15.279822902773" calcext:value-type="float">
            <text:p>15.27982290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uisson</text:p>
          </table:table-cell>
          <table:table-cell office:value-type="string" calcext:value-type="string">
            <text:p>Gaz</text:p>
          </table:table-cell>
          <table:table-cell office:value-type="float" office:value="4.9291756450348" calcext:value-type="float">
            <text:p>4.929175645</text:p>
          </table:table-cell>
          <table:table-cell office:value-type="float" office:value="4.1110464361956" calcext:value-type="float">
            <text:p>4.1110464362</text:p>
          </table:table-cell>
          <table:table-cell office:value-type="float" office:value="3.605024527582" calcext:value-type="float">
            <text:p>3.6050245276</text:p>
          </table:table-cell>
          <table:table-cell office:value-type="float" office:value="3.0664362554034" calcext:value-type="float">
            <text:p>3.0664362554</text:p>
          </table:table-cell>
          <table:table-cell office:value-type="float" office:value="2.603817598341" calcext:value-type="float">
            <text:p>2.6038175983</text:p>
          </table:table-cell>
          <table:table-cell office:value-type="float" office:value="1.5614288643609" calcext:value-type="float">
            <text:p>1.56142886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uisson</text:p>
          </table:table-cell>
          <table:table-cell office:value-type="string" calcext:value-type="string">
            <text:p>Fioul</text:p>
          </table:table-cell>
          <table:table-cell office:value-type="float" office:value="0.1311633673827" calcext:value-type="float">
            <text:p>0.13116336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uisson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uisson</text:p>
          </table:table-cell>
          <table:table-cell office:value-type="string" calcext:value-type="string">
            <text:p>Autres</text:p>
          </table:table-cell>
          <table:table-cell office:value-type="float" office:value="2.0805247307703" calcext:value-type="float">
            <text:p>2.0805247308</text:p>
          </table:table-cell>
          <table:table-cell office:value-type="float" office:value="1.6949549108501" calcext:value-type="float">
            <text:p>1.6949549109</text:p>
          </table:table-cell>
          <table:table-cell office:value-type="float" office:value="1.4523429195692" calcext:value-type="float">
            <text:p>1.4523429196</text:p>
          </table:table-cell>
          <table:table-cell office:value-type="float" office:value="1.2169461369371" calcext:value-type="float">
            <text:p>1.2169461369</text:p>
          </table:table-cell>
          <table:table-cell office:value-type="float" office:value="1.0223182273488" calcext:value-type="float">
            <text:p>1.0223182273</text:p>
          </table:table-cell>
          <table:table-cell office:value-type="float" office:value="0.5712660865729" calcext:value-type="float">
            <text:p>0.571266086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lairage</text:p>
          </table:table-cell>
          <table:table-cell office:value-type="string" calcext:value-type="string">
            <text:p>Electricité</text:p>
          </table:table-cell>
          <table:table-cell office:value-type="float" office:value="31.5804041988431" calcext:value-type="float">
            <text:p>31.5804041988</text:p>
          </table:table-cell>
          <table:table-cell office:value-type="float" office:value="30.7386037254363" calcext:value-type="float">
            <text:p>30.7386037254</text:p>
          </table:table-cell>
          <table:table-cell office:value-type="float" office:value="29.4453163055578" calcext:value-type="float">
            <text:p>29.4453163056</text:p>
          </table:table-cell>
          <table:table-cell office:value-type="float" office:value="27.5462072325404" calcext:value-type="float">
            <text:p>27.5462072325</text:p>
          </table:table-cell>
          <table:table-cell office:value-type="float" office:value="25.6626713683529" calcext:value-type="float">
            <text:p>25.6626713684</text:p>
          </table:table-cell>
          <table:table-cell office:value-type="float" office:value="18.6184336245068" calcext:value-type="float">
            <text:p>18.61843362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lairage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lairage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lairag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lairage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S</text:p>
          </table:table-cell>
          <table:table-cell office:value-type="string" calcext:value-type="string">
            <text:p>Electricité</text:p>
          </table:table-cell>
          <table:table-cell office:value-type="float" office:value="6.1686383468976" calcext:value-type="float">
            <text:p>6.1686383469</text:p>
          </table:table-cell>
          <table:table-cell office:value-type="float" office:value="7.3582654816645" calcext:value-type="float">
            <text:p>7.3582654817</text:p>
          </table:table-cell>
          <table:table-cell office:value-type="float" office:value="7.5660075625819" calcext:value-type="float">
            <text:p>7.5660075626</text:p>
          </table:table-cell>
          <table:table-cell office:value-type="float" office:value="6.5304297182441" calcext:value-type="float">
            <text:p>6.5304297182</text:p>
          </table:table-cell>
          <table:table-cell office:value-type="float" office:value="5.743869551073" calcext:value-type="float">
            <text:p>5.7438695511</text:p>
          </table:table-cell>
          <table:table-cell office:value-type="float" office:value="6.4852593647386" calcext:value-type="float">
            <text:p>6.485259364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S</text:p>
          </table:table-cell>
          <table:table-cell office:value-type="string" calcext:value-type="string">
            <text:p>Gaz</text:p>
          </table:table-cell>
          <table:table-cell office:value-type="float" office:value="10.0079276468595" calcext:value-type="float">
            <text:p>10.0079276469</text:p>
          </table:table-cell>
          <table:table-cell office:value-type="float" office:value="8.8092397299365" calcext:value-type="float">
            <text:p>8.8092397299</text:p>
          </table:table-cell>
          <table:table-cell office:value-type="float" office:value="7.5633100809135" calcext:value-type="float">
            <text:p>7.5633100809</text:p>
          </table:table-cell>
          <table:table-cell office:value-type="float" office:value="6.218201921744" calcext:value-type="float">
            <text:p>6.2182019217</text:p>
          </table:table-cell>
          <table:table-cell office:value-type="float" office:value="5.1618874750091" calcext:value-type="float">
            <text:p>5.161887475</text:p>
          </table:table-cell>
          <table:table-cell office:value-type="float" office:value="2.9463185795996" calcext:value-type="float">
            <text:p>2.946318579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S</text:p>
          </table:table-cell>
          <table:table-cell office:value-type="string" calcext:value-type="string">
            <text:p>Fioul</text:p>
          </table:table-cell>
          <table:table-cell office:value-type="float" office:value="3.7356450938281" calcext:value-type="float">
            <text:p>3.7356450938</text:p>
          </table:table-cell>
          <table:table-cell office:value-type="float" office:value="2.7002601490956" calcext:value-type="float">
            <text:p>2.7002601491</text:p>
          </table:table-cell>
          <table:table-cell office:value-type="float" office:value="1.7836908125484" calcext:value-type="float">
            <text:p>1.7836908125</text:p>
          </table:table-cell>
          <table:table-cell office:value-type="float" office:value="1.0058129413957" calcext:value-type="float">
            <text:p>1.0058129414</text:p>
          </table:table-cell>
          <table:table-cell office:value-type="float" office:value="0.7613445861813" calcext:value-type="float">
            <text:p>0.7613445862</text:p>
          </table:table-cell>
          <table:table-cell office:value-type="float" office:value="0.3499752977024" calcext:value-type="float">
            <text:p>0.349975297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S</text:p>
          </table:table-cell>
          <table:table-cell office:value-type="string" calcext:value-type="string">
            <text:p>Urbain</text:p>
          </table:table-cell>
          <table:table-cell office:value-type="float" office:value="1.1816864709462" calcext:value-type="float">
            <text:p>1.1816864709</text:p>
          </table:table-cell>
          <table:table-cell office:value-type="float" office:value="1.2204236322019" calcext:value-type="float">
            <text:p>1.2204236322</text:p>
          </table:table-cell>
          <table:table-cell office:value-type="float" office:value="1.1935277684193" calcext:value-type="float">
            <text:p>1.1935277684</text:p>
          </table:table-cell>
          <table:table-cell office:value-type="float" office:value="1.0991917904208" calcext:value-type="float">
            <text:p>1.0991917904</text:p>
          </table:table-cell>
          <table:table-cell office:value-type="float" office:value="1.0051081896821" calcext:value-type="float">
            <text:p>1.0051081897</text:p>
          </table:table-cell>
          <table:table-cell office:value-type="float" office:value="1.0298075006517" calcext:value-type="float">
            <text:p>1.029807500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CS</text:p>
          </table:table-cell>
          <table:table-cell office:value-type="string" calcext:value-type="string">
            <text:p>Autres</text:p>
          </table:table-cell>
          <table:table-cell office:value-type="float" office:value="0.7709914297352" calcext:value-type="float">
            <text:p>0.7709914297</text:p>
          </table:table-cell>
          <table:table-cell office:value-type="float" office:value="2.0317650309488" calcext:value-type="float">
            <text:p>2.0317650309</text:p>
          </table:table-cell>
          <table:table-cell office:value-type="float" office:value="2.8675885936933" calcext:value-type="float">
            <text:p>2.8675885937</text:p>
          </table:table-cell>
          <table:table-cell office:value-type="float" office:value="3.362028813308" calcext:value-type="float">
            <text:p>3.3620288133</text:p>
          </table:table-cell>
          <table:table-cell office:value-type="float" office:value="3.4209435591898" calcext:value-type="float">
            <text:p>3.4209435592</text:p>
          </table:table-cell>
          <table:table-cell office:value-type="float" office:value="4.4822643683401" calcext:value-type="float">
            <text:p>4.482264368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oid_alimentaire</text:p>
          </table:table-cell>
          <table:table-cell office:value-type="string" calcext:value-type="string">
            <text:p>Electricité</text:p>
          </table:table-cell>
          <table:table-cell office:value-type="float" office:value="10.0313801199302" calcext:value-type="float">
            <text:p>10.0313801199</text:p>
          </table:table-cell>
          <table:table-cell office:value-type="float" office:value="9.6516012624818" calcext:value-type="float">
            <text:p>9.6516012625</text:p>
          </table:table-cell>
          <table:table-cell office:value-type="float" office:value="8.7427837808096" calcext:value-type="float">
            <text:p>8.7427837808</text:p>
          </table:table-cell>
          <table:table-cell office:value-type="float" office:value="8.3810276820146" calcext:value-type="float">
            <text:p>8.381027682</text:p>
          </table:table-cell>
          <table:table-cell office:value-type="float" office:value="8.043594223963" calcext:value-type="float">
            <text:p>8.043594224</text:p>
          </table:table-cell>
          <table:table-cell office:value-type="float" office:value="7.9403197968432" calcext:value-type="float">
            <text:p>7.9403197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oid_alimentaire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oid_alimentaire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oid_alimentaire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oid_alimentaire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Electricité</text:p>
          </table:table-cell>
          <table:table-cell office:value-type="float" office:value="5.2095739382037" calcext:value-type="float">
            <text:p>5.2095739382</text:p>
          </table:table-cell>
          <table:table-cell office:value-type="float" office:value="5.3563176787349" calcext:value-type="float">
            <text:p>5.3563176787</text:p>
          </table:table-cell>
          <table:table-cell office:value-type="float" office:value="5.4582940856014" calcext:value-type="float">
            <text:p>5.4582940856</text:p>
          </table:table-cell>
          <table:table-cell office:value-type="float" office:value="5.5055009477045" calcext:value-type="float">
            <text:p>5.5055009477</text:p>
          </table:table-cell>
          <table:table-cell office:value-type="float" office:value="5.5571996737422" calcext:value-type="float">
            <text:p>5.5571996737</text:p>
          </table:table-cell>
          <table:table-cell office:value-type="float" office:value="5.7432653726353" calcext:value-type="float">
            <text:p>5.743265372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entilation</text:p>
          </table:table-cell>
          <table:table-cell office:value-type="string" calcext:value-type="string">
            <text:p>Electricité</text:p>
          </table:table-cell>
          <table:table-cell office:value-type="float" office:value="6.9706209544795" calcext:value-type="float">
            <text:p>6.9706209545</text:p>
          </table:table-cell>
          <table:table-cell office:value-type="float" office:value="7.3785692453806" calcext:value-type="float">
            <text:p>7.3785692454</text:p>
          </table:table-cell>
          <table:table-cell office:value-type="float" office:value="7.6675594319222" calcext:value-type="float">
            <text:p>7.6675594319</text:p>
          </table:table-cell>
          <table:table-cell office:value-type="float" office:value="7.8950873320048" calcext:value-type="float">
            <text:p>7.895087332</text:p>
          </table:table-cell>
          <table:table-cell office:value-type="float" office:value="8.1568978480141" calcext:value-type="float">
            <text:p>8.156897848</text:p>
          </table:table-cell>
          <table:table-cell office:value-type="float" office:value="9.059186236566" calcext:value-type="float">
            <text:p>9.059186236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entilation</text:p>
          </table:table-cell>
          <table:table-cell office:value-type="string" calcext:value-type="string">
            <text:p>Ga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entilation</text:p>
          </table:table-cell>
          <table:table-cell office:value-type="string" calcext:value-type="string">
            <text:p>Fiou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entilation</text:p>
          </table:table-cell>
          <table:table-cell office:value-type="string" calcext:value-type="string">
            <text:p>Urb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entilation</text:p>
          </table:table-cell>
          <table:table-cell office:value-type="string" calcext:value-type="string">
            <text:p>Autre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 table:formula="of:=SUM([.D105:.D139])+SUM([.D85:.D99])" office:value-type="float" office:value="125.420640414297" calcext:value-type="float">
            <text:p>125.4206404143</text:p>
          </table:table-cell>
          <table:table-cell table:style-name="Default" table:formula="of:=SUM([.E105:.E139])+SUM([.E85:.E99])" office:value-type="float" office:value="124.510865012472" calcext:value-type="float">
            <text:p>124.5108650125</text:p>
          </table:table-cell>
          <table:table-cell table:style-name="Default" table:formula="of:=SUM([.F105:.F139])+SUM([.F85:.F99])" office:value-type="float" office:value="121.095024260469" calcext:value-type="float">
            <text:p>121.0950242605</text:p>
          </table:table-cell>
          <table:table-cell table:style-name="Default" table:formula="of:=SUM([.G105:.G139])+SUM([.G85:.G99])" office:value-type="float" office:value="118.635417864862" calcext:value-type="float">
            <text:p>118.6354178649</text:p>
          </table:table-cell>
          <table:table-cell table:style-name="Default" table:formula="of:=SUM([.H105:.H139])+SUM([.H85:.H99])" office:value-type="float" office:value="114.719988524572" calcext:value-type="float">
            <text:p>114.719988524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percentage-style style:name="N114">
      <number:number number:decimal-places="1" loext:min-decimal-places="1" number:min-integer-digits="1"/>
      <number:text>%</number:text>
    </number:percentage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8P0" style:volatile="true">
      <number:number number:decimal-places="1" loext:min-decimal-places="1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8">
      <number:text>– </number:text>
      <number:number number:decimal-places="1" loext:min-decimal-places="1" number:min-integer-digits="1">
        <number:embedded-text number:position="3"> </number:embedded-text>
      </number:number>
      <style:map style:condition="value()&gt;=0" style:apply-style-name="N128P0"/>
    </number:number-style>
    <number:text-style style:name="N129">
      <number:text-content/>
      <loext:text> </loext:text>
      <loext:fill-character>.</loext:fill-character>
    </number:text-style>
    <number:number-style style:name="N130">
      <number:number number:decimal-places="2" loext:min-decimal-places="2" number:min-integer-digits="1" number:grouping="true" number:display-factor="1000"/>
      <number:text>Gg</number:text>
    </number:number-style>
    <number:number-style style:name="N131">
      <number:number number:decimal-places="2" loext:min-decimal-places="2" number:min-integer-digits="1" number:grouping="true" number:display-factor="1000"/>
      <number:text>kg</number:text>
    </number:number-style>
    <number:number-style style:name="N132">
      <number:number number:decimal-places="2" loext:min-decimal-places="2" number:min-integer-digits="1" number:grouping="true" number:display-factor="1000"/>
      <number:text>kt</number:text>
    </number:number-style>
    <number:number-style style:name="N133">
      <number:number number:decimal-places="2" loext:min-decimal-places="2" number:min-integer-digits="1" number:grouping="true" number:display-factor="1000"/>
      <number:text>Stck</number:text>
    </number:number-style>
    <number:number-style style:name="N134">
      <number:number number:decimal-places="2" loext:min-decimal-places="2" number:min-integer-digits="1" number:grouping="true" number:display-factor="1000"/>
      <number:text>Stk</number:text>
    </number:number-style>
    <number:number-style style:name="N135">
      <number:number number:decimal-places="2" loext:min-decimal-places="2" number:min-integer-digits="1" number:grouping="true" number:display-factor="1000"/>
      <number:text>T.Stk</number:text>
    </number:number-style>
    <number:number-style style:name="N136">
      <number:number number:decimal-places="2" loext:min-decimal-places="2" number:min-integer-digits="1" number:grouping="true" number:display-factor="1000"/>
      <number:text>TJ</number:text>
    </number:number-style>
    <number:number-style style:name="N137">
      <number:number number:decimal-places="2" loext:min-decimal-places="2" number:min-integer-digits="1" number:grouping="true" number:display-factor="1000"/>
      <number:text>TStk</number:text>
    </number:number-style>
    <number:date-style style:name="N138">
      <number:year number:style="long"/>
    </number:date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4" loext:min-decimal-places="4" number:min-integer-digits="1" number:grouping="true"/>
    </number:number-style>
    <number:number-style style:name="N144P0" style:volatile="true">
      <loext:fill-character> </loext:fill-character>
      <number:number number:decimal-places="2" loext:min-decimal-places="2" number:min-integer-digits="1" number:grouping="true" number:display-factor="1000"/>
      <number:text>  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 number:style="long"/>
      <number:text>/</number:text>
      <number:month number:style="long"/>
      <number:text>/</number:text>
      <number:year/>
      <number:text>, </number:text>
      <number:hours number:style="long"/>
      <number:text>:</number:text>
      <number:minutes number:style="long"/>
    </number:date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 number:display-factor="1000"/>
      <number:text>     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6">
      <number:text>– </number:text>
      <number:number number:decimal-places="0" loext:min-decimal-places="0" number:min-integer-digits="1"/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**</number:text>
    </number:number-style>
    <number:number-style style:name="N168">
      <number:text>– 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**</number:text>
      <style:map style:condition="value()&gt;=0" style:apply-style-name="N168P0"/>
    </number:number-style>
    <number:number-style style:name="N170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  </number:text>
    </number:number-style>
    <number:number-style style:name="N170">
      <number:text>– 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  </number:text>
      <style:map style:condition="value()&gt;=0" style:apply-style-name="N170P0"/>
    </number:number-style>
    <number:number-style style:name="N171P0" style:volatile="true">
      <number:number number:decimal-places="1" loext:min-decimal-places="1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1">
      <number:text>– </number:text>
      <number:number number:decimal-places="1" loext:min-decimal-places="1" number:min-integer-digits="1"/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2">
      <number:text>– 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style:map style:condition="value()&gt;=0" style:apply-style-name="N172P0"/>
    </number:number-style>
    <number:currency-style style:name="N176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fill-character> </loext:fill-character>
      <number:number number:decimal-places="2" loext:min-decimal-places="2" number:min-integer-digits="1" number:grouping="true" number:display-factor="1000"/>
      <number:text>€ </number:text>
    </number:number-style>
    <number:number-style style:name="N180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€ </number:text>
    </number:number-style>
    <number:number-style style:name="N18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3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83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83P0"/>
      <style:map style:condition="value()&lt;0" style:apply-style-name="N183P1"/>
    </number:currency-style>
    <number:number-style style:name="N187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7P2" style:volatile="true">
      <loext:fill-character> </loext:fill-character>
      <number:text>-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fill-character> </loext:fill-character>
      <number:number number:decimal-places="2" loext:min-decimal-places="2" number:min-integer-digits="1" number:grouping="true" number:display-factor="1000"/>
      <number:text>F </number:text>
    </number:number-style>
    <number:number-style style:name="N196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F </number:text>
    </number:number-style>
    <number:number-style style:name="N196P2" style:volatile="true"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9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8P0"/>
    </number:number-style>
    <number:currency-style style:name="N201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1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1P0"/>
      <style:map style:condition="value()&lt;0" style:apply-style-name="N201P1"/>
    </number:currency-style>
    <number:number-style style:name="N204P0" style:volatile="true"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04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04P2" style:volatile="true"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7">
      <number:number number:decimal-places="3" loext:min-decimal-places="3" number:min-integer-digits="1" number:grouping="true"/>
    </number:number-style>
    <number:number-style style:name="N209P0" style:volatile="true">
      <number:number number:decimal-places="0" loext:min-decimal-places="0" number:min-integer-digits="1" number:grouping="true"/>
      <number:text> </number:text>
    </number:number-style>
    <number:number-style style:name="N209">
      <number:text>-</number:text>
      <number:number number:decimal-places="0" loext:min-decimal-places="0" number:min-integer-digits="1" number:grouping="true" number:display-factor="1000"/>
      <style:map style:condition="value()&gt;=0" style:apply-style-name="N209P0"/>
    </number:number-style>
    <number:date-style style:name="N211P0" style:volatile="true">
      <number:day number:style="long"/>
      <number:text>/</number:text>
      <number:month number:style="long"/>
      <number:text>/</number:text>
      <number:year/>
    </number:date-style>
    <number:text-style style:name="N211">
      <number:text-content/>
      <style:map style:condition="value()&gt;=0" style:apply-style-name="N211P0"/>
    </number:text-style>
    <number:percentage-style style:name="N212">
      <number:number number:decimal-places="2" loext:min-decimal-places="2" number:min-integer-digits="1"/>
      <number:text> %</number:text>
    </number:percentage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P0" style:volatile="true">
      <loext:fill-character> </loext:fill-character>
      <number:number number:decimal-places="2" loext:min-decimal-places="2" number:min-integer-digits="1" number:grouping="true" number:display-factor="1000"/>
      <number:text>   </number:text>
    </number:number-style>
    <number:number-style style:name="N214P1" style:volatile="true">
      <loext:fill-character> </loext:fill-character>
      <number:number number:decimal-places="2" loext:min-decimal-places="2" number:min-integer-digits="1" number:grouping="true" number:display-factor="1000"/>
      <number:text>   </number:text>
    </number:number-style>
    <number:number-style style:name="N21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loext:min-decimal-places="0" number:min-integer-digits="1" number:grouping="true"/>
      <number:text> €</number:text>
    </number:number-style>
    <number:number-style style:name="N2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16P0"/>
    </number:number-style>
    <number:number-style style:name="N217P0" style:volatile="true">
      <number:number number:decimal-places="0" loext:min-decimal-places="0" number:min-integer-digits="1" number:grouping="true"/>
      <number:text> €</number:text>
    </number:number-style>
    <number:number-style style:name="N2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17P0"/>
    </number:number-style>
    <number:number-style style:name="N219P0" style:volatile="true">
      <number:number number:decimal-places="2" loext:min-decimal-places="2" number:min-integer-digits="1" number:grouping="true"/>
      <number:text> €</number:text>
    </number:number-style>
    <number:number-style style:name="N2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19P0"/>
    </number:number-style>
    <number:number-style style:name="N220P0" style:volatile="true">
      <number:number number:decimal-places="2" loext:min-decimal-places="2" number:min-integer-digits="1" number:grouping="true"/>
      <number:text> €</number:text>
    </number:number-style>
    <number:number-style style:name="N2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20P0"/>
    </number:number-style>
    <number:number-style style:name="N22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4P2" style:volatile="true">
      <loext:fill-character> </loext:fill-character>
      <number:text>- €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229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percentage-style style:name="N230">
      <number:number number:decimal-places="3" loext:min-decimal-places="3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fr" number:country="FR">
      <loext:fill-character> </loext:fill-character>
      <number:text>-    </number:text>
    </number:number-style>
    <number:text-style style:name="N10143" number:language="fr" number:country="F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6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2" style:volatile="true" number:language="fr" number:country="FR">
      <loext:fill-character> </loext:fill-character>
      <number:text>-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fr" number:country="FR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2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XLConnect.Header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Numeri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.00.0000</text:date>, <text:time style:data-style-name="N2" text:time-value="14:48:48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Deslot</meta:initial-creator>
    <meta:creation-date>2018-04-10T10:41:01.580000000</meta:creation-date>
    <dc:date>2018-04-10T10:41:23.435000000</dc:date>
    <dc:creator>Quentin Deslot</dc:creator>
    <meta:editing-duration>PT22S</meta:editing-duration>
    <meta:editing-cycles>1</meta:editing-cycles>
    <meta:generator>LibreOffice/5.0.6.3.0$Windows_x86 LibreOffice_project/fe46e5b82646505d0acf84e14cef05527e401d3b</meta:generator>
    <meta:document-statistic meta:table-count="1" meta:cell-count="954" meta:object-count="0"/>
  </office:meta>
</office:document-meta>
</file>